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e460" officeooo:paragraph-rsid="000be460"/>
    </style:style>
    <style:style style:name="P2" style:family="paragraph" style:parent-style-name="Standard">
      <style:paragraph-properties fo:text-align="justify" style:justify-single-word="false"/>
      <style:text-properties officeooo:rsid="000be460" officeooo:paragraph-rsid="000be460"/>
    </style:style>
    <style:style style:name="P3" style:family="paragraph" style:parent-style-name="Standard">
      <style:text-properties fo:font-weight="bold" officeooo:rsid="000be460" officeooo:paragraph-rsid="000be460" style:font-weight-asian="bold" style:font-weight-complex="bold"/>
    </style:style>
    <style:style style:name="P4" style:family="paragraph" style:parent-style-name="Standard">
      <style:paragraph-properties fo:text-align="justify" style:justify-single-word="false"/>
      <style:text-properties fo:font-weight="bold" officeooo:rsid="000be460" officeooo:paragraph-rsid="000be460" style:font-weight-asian="bold" style:font-weight-complex="bold"/>
    </style:style>
    <style:style style:name="P5" style:family="paragraph" style:parent-style-name="Standard">
      <style:paragraph-properties fo:text-align="justify" style:justify-single-word="false"/>
      <style:text-properties fo:font-weight="normal" officeooo:rsid="000be460" officeooo:paragraph-rsid="000be460" style:font-weight-asian="normal" style:font-weight-complex="normal"/>
    </style:style>
    <style:style style:name="T1" style:family="text">
      <style:text-properties officeooo:rsid="000d92b7"/>
    </style:style>
    <style:style style:name="T2" style:family="text">
      <style:text-properties officeooo:rsid="001009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3">Catatan transfer knowledge JIMMS dan JM Innov</text:p>
      <text:p text:style-name="P3">tanggal : 13-02-2025 jam 13.30- 16.10</text:p>
      <text:p text:style-name="P3"/>
      <text:p text:style-name="P3"/>
      <text:p text:style-name="P3">A. JIMMS</text:p>
      <text:p text:style-name="P3">TAMS tool aset manajemen sistem</text:p>
      <text:p text:style-name="P3"/>
      <text:p text:style-name="P2">jimms aplikasi untuk mengelola aset aset di jm di seluruh indonesia</text:p>
      <text:p text:style-name="P2"/>
      <text:p text:style-name="P2">-jimms memiliki setiap role untuk user admin pengajuan penambahan aset dan role supervisor untuk approval</text:p>
      <text:p text:style-name="P2">-ada form pengisian aset crud</text:p>
      <text:p text:style-name="P2">-ada form pengisian approval pengajuan</text:p>
      <text:p text:style-name="P2">-ada form pengubahan prosentase perkembangan penambahan aset</text:p>
      <text:p text:style-name="P2">-ada fitur tampilan peta dimana menunjukan aset aset itu berada </text:p>
      <text:p text:style-name="P2">-ada fitur artikel untuk perkembangan update news artikel</text:p>
      <text:p text:style-name="P2"><text:s/>di jimms</text:p>
      <text:p text:style-name="P2">-ada fitur referensi yang terhubung ke link preferensi </text:p>
      <text:p text:style-name="P2">-sisi user biasa di referensi ada detail dan download</text:p>
      <text:p text:style-name="P2">-ada fitur komentar di aplikasi jimms , sisi admin ada menu rekap komentar-&gt;bisa baca komentar</text:p>
      <text:p text:style-name="P2">-ada sisi edit data referesni di role super admin</text:p>
      <text:p text:style-name="P2">-ada fitur kejadian khusus di jimms yaitu input data crud untuk merekam kejadian di jalan tol</text:p>
      <text:p text:style-name="P2">-ada fitur magh memilih lokasi kejadian di peta dan terekam di marking peta di halaman depan peta</text:p>
      <text:p text:style-name="P2">-icon marker peta:</text:p>
      <text:p text:style-name="P2">ada bbrapa macam marker jenis peta</text:p>
      <text:p text:style-name="P2">-ada menu pelaporan bulanan yaitu untuk inspeksi untuk aset inventarisasi setiap bulan dan report akhir bulanan</text:p>
      <text:p text:style-name="P2">-adanya grafik dalam modul inspeksi dan inventarisasi aset jimms</text:p>
      <text:p text:style-name="P2">-adanya modul aimm merupakan data pompa di jimms,data pompa jg memiliki titik titik marker di peta jimms. data pompa memiliki crud tersendiri</text:p>
      <text:p text:style-name="P2">-adanya water level sensor semacam master data di jimms , ada early warning sistem, update data sensor setiap 1 menit sensor ini bertugas menjaga supaya jalan tol tidak banjir</text:p>
      <text:p text:style-name="P2">-adanya modul cctv live untuk melihat dari jarak jauh di jimms</text:p>
      <text:p text:style-name="P2">-ada menu monitoring aset dan monitoring khusus, dan instrumentasi aset</text:p>
      <text:p text:style-name="P2">-marker biru jembatan yang sudah terverifikasi dan abu abu belum terverif</text:p>
      <text:p text:style-name="P2">-di tiap marker terdapat pop up berisi tombol data detail inventarisasi atau inspeksi mengikuti warna yang berbeda beda</text:p>
      <text:p text:style-name="P2">-terdapat fitur pilihan tampilan peta real peta berwarna dan 2D</text:p>
      <text:p text:style-name="P2">-ada fitur log di jimms untuk melihat informasi perubahan data di jimms</text:p>
      <text:p text:style-name="P2"/>
      <text:p text:style-name="P5">1.Jembatan</text:p>
      <text:p text:style-name="P2">a. data persiapan</text:p>
      <text:p text:style-name="P2">-modul data persiapan crud : form jsa dan form persiapan</text:p>
      <text:p text:style-name="P2">-tambah data inventarisasi ada pop up crud</text:p>
      <text:p text:style-name="P2">b.data administrasi</text:p>
      <text:p text:style-name="P2">c.data elemen dan komponen jembatan : terdapat komponen tabel detail konstruksi jembatan, terdapat isian pilar jembatan, terdapat aliran sungai dalam pengisian formnya </text:p>
      <text:p text:style-name="P2"><text:soft-page-break/>d.data dokumentasi dan inventaris</text:p>
      <text:p text:style-name="P2">e.data dokumetasi kelengkapan alat</text:p>
      <text:p text:style-name="P2">f.data dokumentasi penanganan</text:p>
      <text:p text:style-name="P2">g.Riwayat Perubahan</text:p>
      <text:p text:style-name="P2">h.download data dokumen jembatan berupa pdf dan excell</text:p>
      <text:p text:style-name="P2">i.terdapat notifikasi di jimms yang menginformasikan perubahan data</text:p>
      <text:p text:style-name="P2"/>
      <text:p text:style-name="P4">b. TAMS aset jembatan</text:p>
      <text:p text:style-name="P2"><text:s text:c="3"/>- terdapat tabel data TAMS untuk jenis jembatan dimana terdapat marker tanda data yang sedang diaksi berwarna merah(ada status diteruskan ke CA) dan yang sudah tidak ada tanda merah berarti data sudah selesai diaksi(terverifikasi)</text:p>
      <text:p text:style-name="P2"><text:s text:c="2"/></text:p>
      <text:p text:style-name="P2">role user di jimms ada 6 role admin.supervisor,manajer execution,manajer koord area, manajer program, tgm</text:p>
      <text:p text:style-name="P2"/>
      <text:p text:style-name="P2">2.Lereng : flow sama seperti jembatan sudah go live dan pengembangan</text:p>
      <text:p text:style-name="P2">3.Lingkungan : sudah go live dan pengembangan</text:p>
      <text:p text:style-name="P2">4.PJU:masih progress pengembangan</text:p>
      <text:p text:style-name="P2"/>
      <text:p text:style-name="P2">-<text:span text:style-name="T2">untuk map peta dari library leaflet js dan map box dan membuat fungsi elevasi ketinggian dataran dan pegunungan di pulau jawa dan sebagian daerah di indonesia.</text:span></text:p>
      <text:p text:style-name="P2"/>
      <text:p text:style-name="P2">catatan jm innov</text:p>
      <text:p text:style-name="P2"/>
      <text:p text:style-name="P4">B.JM Innov rilis 2022/2023</text:p>
      <text:p text:style-name="P2"/>
      <text:p text:style-name="P2">JM Innov adalah aplikasi untuk inovasi di JM </text:p>
      <text:p text:style-name="P2"/>
      <text:p text:style-name="P2">front end ada menu home, foto galery dan video galery</text:p>
      <text:p text:style-name="P2"/>
      <text:p text:style-name="P2">login sisi admin untuk melihat :</text:p>
      <text:p text:style-name="P2">a.terdapat dashboard:</text:p>
      <text:p text:style-name="P2">menampilkan data data tahun berjalan yaitu berupa grafik bar chart horisontal dan vertikal</text:p>
      <text:p text:style-name="P2">b.terdapat my innovation</text:p>
      <text:p text:style-name="P2">berisi crud data data inovasi yang ditambahkan:category,team nama,team member,unit,dan tombol add member dinamik form</text:p>
      <text:p text:style-name="P2">c.terdapat modul report</text:p>
      <text:p text:style-name="P2">d.berisi data export tabel </text:p>
      <text:p text:style-name="P2">e.terdapat modul setting:</text:p>
      <text:p text:style-name="P2">kategori,home,konten video,metodologi,periode, terms &amp; condition</text:p>
      <text:p text:style-name="P2"/>
      <text:p text:style-name="P2">f.user management:ada user group</text:p>
      <text:p text:style-name="P2">a.user ada crud </text:p>
      <text:p text:style-name="P2">b. role ada crud</text:p>
      <text:p text:style-name="P2"/>
      <text:p text:style-name="P2">catat<text:span text:style-name="T1">an</text:span>: tidak ada flow approval di dalam web nya</text:p>
      <text:p text:style-name="P2"/>
      <text:p text:style-name="P2"/>
      <text:p text:style-name="P2"/>
      <text:p text:style-name="P1"><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3T16:12:26.849000000</meta:creation-date>
    <dc:date>2025-02-13T16:17:09.010000000</dc:date>
    <meta:editing-duration>PT4M43S</meta:editing-duration>
    <meta:editing-cycles>5</meta:editing-cycles>
    <meta:generator>LibreOffice/7.5.1.2$Windows_X86_64 LibreOffice_project/fcbaee479e84c6cd81291587d2ee68cba099e129</meta:generator>
    <meta:document-statistic meta:table-count="0" meta:image-count="0" meta:object-count="0" meta:page-count="3" meta:paragraph-count="67" meta:word-count="585" meta:character-count="3884" meta:non-whitespace-character-count="3353"/>
  </office:meta>
</office:document-meta>
</file>